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9e3f" officeooo:paragraph-rsid="001f9e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10:51:13.108538913</meta:creation-date>
    <meta:generator>LibreOffice/6.0.7.3$Linux_X86_64 LibreOffice_project/00m0$Build-3</meta:generator>
    <dc:date>2020-05-30T10:51:38.432146027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